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3"/>5 – Desenvolvendo a Visão Não Funcional</text:p>
      <text:p text:style-name="Standard"><text:s text:c="11"/>A montagem do LAL não inclui, a princípio, uma preocupação com RNFs.</text:p>
      <text:p text:style-name="Standard">Entretanto, alguns RNFs irão naturalmente aparecer durante o levantamento do LAL</text:p>
      <text:p text:style-name="Standard">devido ao fato de que certos RNFs ficam em grande destaque em determinados</text:p>
      <text:p text:style-name="Standard">domínios, como, por exemplo, o RNF Segurança no domínio bancário.</text:p>
      <text:p text:style-name="Standard"><text:s text:c="11"/>De uma maneira geral, podemos dizer que a primeira versão do LAL só irá</text:p>
      <text:p text:style-name="Standard">captar os RNFs que se destaquem demasiadamente. Isto ocorre devido ao fato de</text:p>
      <text:p text:style-name="Standard">normalmente não estarmos especialmente atentos aos RNFs na primeira definição do</text:p>
      <text:p text:style-name="Standard">LAL. A inclusão dos RNFs neste, bem como a representação destes no grafo de RNF,</text:p>
      <text:p text:style-name="Standard">fazem parte de um processo de elicitação de RNFs proposto nesta tese.</text:p>
      <text:p text:style-name="Standard"><text:s text:c="11"/>A Figura 5.1 mostra uma visão geral do processo de elicitação de RNFs, o qual</text:p>
      <text:p text:style-name="Standard">será detalhado nas seções a seguir. Esta figura pode ser vista como um detalhamento</text:p>
      <text:p text:style-name="Standard">do desenvolvimento da visão não funcional mostrado na Figura 3.2.</text:p>
      <text:p text:style-name="Standard"><text:s text:c="42"/>Cliente</text:p>
      <text:p text:style-name="Standard"><text:s text:c="76"/>Alterações advindas</text:p>
      <text:p text:style-name="Standard"><text:s text:c="76"/>da resolução de</text:p>
      <text:p text:style-name="Standard"><text:s text:c="76"/>conflitos</text:p>
      <text:p text:style-name="Standard"><text:s text:c="50"/>Conhecimento do</text:p>
      <text:p text:style-name="Standard"><text:s text:c="50"/>Problema</text:p>
      <text:p text:style-name="Standard"><text:s text:c="89"/>Influencias Positivas e Negativas</text:p>
      <text:p text:style-name="Standard"><text:s text:c="89"/>Conflitos</text:p>
      <text:p text:style-name="Standard"><text:s text:c="89"/>Decisões de satisfação</text:p>
      <text:p text:style-name="Standard"><text:s text:c="8"/>Introduzir RNFs <text:s text:c="46"/>Gerar grafos <text:s text:c="32"/>Identificar e</text:p>
      <text:p text:style-name="Standard"><text:s text:c="8"/>no LAL <text:s text:c="55"/>de RNFs <text:s text:c="37"/>Resolver</text:p>
      <text:p text:style-name="Standard"><text:s text:c="24"/>Novas Noções <text:s text:c="78"/>Conflitos</text:p>
      <text:p text:style-name="Standard"><text:s text:c="24"/>Novos Impactos</text:p>
      <text:p text:style-name="Standard"><text:s text:c="24"/>Novos Símbolos</text:p>
      <text:p text:style-name="Standard"><text:s text:c="10"/>ES <text:s text:c="27"/>LAL com <text:s text:c="42"/>Grafo de</text:p>
      <text:p text:style-name="Standard"><text:s text:c="41"/>RNFs <text:s text:c="46"/>RNFs</text:p>
      <text:p text:style-name="Standard"><text:s text:c="123"/>3</text:p>
      <text:p text:style-name="Standard"><text:s text:c="19"/>1 <text:s text:c="50"/>2</text:p>
      <text:p text:style-name="Standard"><text:s text:c="2"/>Símbolo <text:s text:c="12"/>RNFs Primários</text:p>
      <text:p text:style-name="Standard"><text:s text:c="2"/>do LAL</text:p>
      <text:p text:style-name="Standard"><text:s text:c="64"/>Interdependências</text:p>
      <text:p text:style-name="Standard"><text:s text:c="32"/>Base de</text:p>
      <text:p text:style-name="Standard"><text:s text:c="6"/>LAL <text:s text:c="19"/>Conhecimento</text:p>
      <text:p text:style-name="Standard"><text:s text:c="32"/>de RNFs</text:p>
      <text:p text:style-name="Standard"><text:s text:c="25"/>Figura 5.1 – Processo de Elicitação de RNFs</text:p>
      <text:p text:style-name="Standard"><text:s text:c="81"/>Pág - 70</text:p>
      <text:p text:style-name="Standard">5.1 - Introduzir RNFs n o LAL</text:p>
      <text:p text:style-name="Standard"><text:s text:c="3"/>Dentro da visão não funcional, a atualização do LAL disponível é o primeiro passo</text:p>
      <text:p text:style-name="Standard">para começarmos a elicitar os RNFs. Começamos essa etapa varrendo todas as</text:p>
      <text:p text:style-name="Standard">entradas definidas no LAL. Para cada entrada, utilizamos a base de conhecimento</text:p>
      <text:p text:style-name="Standard">contida na ferramenta OORNF [Neto 00], ou qualquer outra fonte de conhecimento</text:p>
      <text:p text:style-name="Standard">sobre RNFs, [Chung 00] por exemplo, para nos perguntarmos, e, quando possível, ao</text:p>
      <text:p text:style-name="Standard">cliente, se algum RNF se aplica a este símbolo. Se algum RNF se aplica, devemos</text:p>
      <text:p text:style-name="Standard">inserir este RNF na noção deste símbolo, conforme mostrado no capítulo 4, e passar</text:p>
      <text:p text:style-name="Standard">então a avaliar quais os impactos deste RNF, ou seja, o que precisa ser feito para que</text:p>
      <text:p text:style-name="Standard">este RNF seja satisfeito. Isto irá se traduzir na inclusão de novas noções e/ou impactos</text:p>
      <text:p text:style-name="Standard">neste mesmo símbolo ou mesmo em outros símbolos.</text:p>
      <text:p text:style-name="Standard"><text:soft-page-break/><text:s text:c="3"/>Tomemos o caso de um sistema de automação laboratorial como exemplo. No</text:p>
      <text:p text:style-name="Standard">LAL que representa a linguagem praticada neste domínio, encontraríamos o símbolo</text:p>
      <text:p text:style-name="Standard">Revisar Exame. Este símbolo denota a necessidade de que médicos revisem os</text:p>
      <text:p text:style-name="Standard">resultados dos exames de um paciente em busca de inconsistências. Ao contrapormos</text:p>
      <text:p text:style-name="Standard">a lista de RNFs da base de conhecimentos com este símbolo, poderíamos nos</text:p>
      <text:p text:style-name="Standard">aperceber, com ou sem a ajuda do cliente, que os RNFs Precisão e Usabilidade</text:p>
      <text:p text:style-name="Standard">seriam aplicáveis, já que claramente um laudo precisa ser preciso e a tarefa de revisar</text:p>
      <text:p text:style-name="Standard">um laudo, por sua inerente complexidade, tem de ser bem apoiada por uma boa</text:p>
      <text:p text:style-name="Standard">usabilidade do sistema.</text:p>
      <text:p text:style-name="Standard"><text:s text:c="3"/>Ao buscarmos de que forma poderíamos garantir esses RNFs, encontraríamos a</text:p>
      <text:p text:style-name="Standard">necessidade de que o sistema possa fazer arredondamentos diferenciados por exame,</text:p>
      <text:p text:style-name="Standard">RNF precisão de valor, e que os exames com resultados fora da faixa de normalidade</text:p>
      <text:p text:style-name="Standard">sejam alertados de alguma forma durante a revisão tendo os médicos acesso a esses</text:p>
      <text:p text:style-name="Standard"><text:s text:c="77"/>Pág - 71</text:p>
      <text:p text:style-name="Standard">valores de normalidade, RNF de usabilidade. Isto iria implicar no fato de incluir no</text:p>
      <text:p text:style-name="Standard">símbolo Exame as noções:</text:p>
      <text:p text:style-name="Standard">• <text:s text:c="2"/>Possui RNF Precisão</text:p>
      <text:p text:style-name="Standard">• <text:s text:c="2"/>Possui fator de arredondamento</text:p>
      <text:p text:style-name="Standard">• <text:s text:c="2"/>Possui RNF Usabilidade</text:p>
      <text:p text:style-name="Standard">• <text:s text:c="2"/>Possui valores de normalidade</text:p>
      <text:p text:style-name="Standard"><text:s text:c="4"/>A inclusão destas novas noções levaria a inclusão dos novos impactos:</text:p>
      <text:p text:style-name="Standard">• <text:s text:c="2"/>Cadastrar valores de normalidade de exame</text:p>
      <text:p text:style-name="Standard">• <text:s text:c="2"/>Cadastrar fator de arredondamento</text:p>
      <text:p text:style-name="Standard"><text:s text:c="8"/>Quando introduzir noções e impactos originados da necessidade de satisfazer</text:p>
      <text:p text:style-name="Standard">RNFs, é imperativo que o engenheiro de software identifique essa ligação entre as</text:p>
      <text:p text:style-name="Standard">partes utilizando o mecanismo introduzido na ferramenta OORNF, descrito no</text:p>
      <text:p text:style-name="Standard">capítulo 4 e exemplificado na figura 4.6.</text:p>
      <text:p text:style-name="Standard"><text:s text:c="8"/>Eventualmente poderemos nos deparar com uma situação inversa à descrita</text:p>
      <text:p text:style-name="Standard">anteriormente, ou seja, ao analisarmos um símbolo do LAL poderemos vislumbrar</text:p>
      <text:p text:style-name="Standard">alguma operacionalização necessária para satisfazer um RNF, sem, contudo,</text:p>
      <text:p text:style-name="Standard">vislumbrar o RNF propriamente dito. Por exemplo, no domínio do sistema</text:p>
      <text:p text:style-name="Standard">laboratorial descrito anteriormente, ao revisarmos o símbolo Laudo poderemos</text:p>
      <text:p text:style-name="Standard">eventualmente vislumbrar que necessariamente todo laudo deve ser impresso em</text:p>
      <text:p text:style-name="Standard">impressora Laser, para somente depois atrelar este impacto à necessidade de termos o</text:p>
      <text:p text:style-name="Standard">RNF Qualidade associado a este símbolo.</text:p>
      <text:p text:style-name="Standard"><text:s text:c="8"/>O engenheiro de software não deve estar aqui preocupado em identificar</text:p>
      <text:p text:style-name="Standard">interdependências. Isso será feito de maneira sistemática numa etapa posterior.</text:p>
      <text:p text:style-name="Standard">Entretanto, algumas interdependências poderão ser encontradas já nesta etapa e</text:p>
      <text:p text:style-name="Standard">poderão ser registradas no próprio léxico através de noções que as deixem claras. Por</text:p>
      <text:p text:style-name="Standard"><text:s text:c="76"/>Pág - 72</text:p>
      <text:p text:style-name="Standard">exemplo, ao definirmos o símbolo Assinar Laudo Eletronicamente em um sistema</text:p>
      <text:p text:style-name="Standard">de informações laboratoriais, identificamos junto ao cliente que deveríamos ter</text:p>
      <text:p text:style-name="Standard">intervalos de valores dentro dos quais o sistema pudesse assinar eletronicamente o</text:p>
      <text:p text:style-name="Standard">laudo para cada exame. Isto iria ser refletido no símbolo Exame que teria então uma</text:p>
      <text:p text:style-name="Standard">noção “Possui faixa de assinatura eletrônica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8-29T19:42:04</meta:creation-date>
    <dc:date>2010-08-29T19:43:16</dc:date>
    <meta:editing-cycles>1</meta:editing-cycles>
    <meta:editing-duration>PT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5" meta:word-count="794" meta:character-count="6849"/>
  </office:meta>
</office:document-meta>
</file>